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5"/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Times New Roman" style:font-name-complex="Times New Roman1"/>
    </style:style>
    <style:style style:name="P4" style:family="paragraph" style:parent-style-name="List_20_Paragraph">
      <style:paragraph-properties fo:text-align="justify" style:justify-single-word="false"/>
      <style:text-properties style:font-name="Times New Roman" style:font-name-complex="Times New Roman1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style:font-name-complex="Times New Roman1"/>
    </style:style>
    <style:style style:name="P6" style:family="paragraph" style:parent-style-name="List_20_Paragraph" style:list-style-name="WWNum4">
      <style:paragraph-properties fo:text-align="justify" style:justify-single-word="false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Standard"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fo:background-color="#ffff00"/>
    </style:style>
    <style:style style:name="T5" style:family="text">
      <style:text-properties style:font-name="Times New Roman" officeooo:rsid="00173278" style:font-name-complex="Times New Roman1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CIC0201 - Segurança Computacional – 2023/1</text:span><text:span text:style-name="T2"/></text:p>
      <text:p text:style-name="Standard"><text:span text:style-name="T1">Prof. João Gondim </text:span><text:span text:style-name="T1"/></text:p>
      <text:p text:style-name="P8"/>
      <text:p text:style-name="Standard"><text:span text:style-name="T1">Trabalho de Implementação 1 - Cifra de Vigenère</text:span><text:span text:style-name="T1"/></text:p>
      <text:p text:style-name="P10"/>
      <text:p text:style-name="P11"><text:span text:style-name="T3">Este trabalho explora a cifra de Vigenère, tendo duas partes: o cifrado/decifrador e o ataque de recuperação de senha por análise de frequência.</text:span><text:span text:style-name="T3"/></text:p>
      <text:list xml:id="list3198542878" text:style-name="WWNum5">
        <text:list-item>
          <text:p text:style-name="P1"><text:span text:style-name="T3">Parte I: cifrador/decifrador</text:span><text:span text:style-name="T3"/></text:p>
        </text:list-item>
      </text:list>
      <text:p text:style-name="P2"><text:span text:style-name="T3">O cifrador recebe uma senha e uma mensagem que é cifrada segundo a cifra de Vigenère, gerando um criptograma, enquanto o decifrador recebe uma senha e um criptograma que é decifrado segundo a cifra de Vigenère, recuperando uma mensagem.</text:span><text:span text:style-name="T3"/></text:p>
      <text:p text:style-name="P3"/>
      <text:list xml:id="list200024378664337" text:continue-numbering="true" text:style-name="WWNum5">
        <text:list-item>
          <text:p text:style-name="P1"><text:span text:style-name="T3">Parte II: ataque de recuperação de senha por análise de frequência</text:span><text:span text:style-name="T3"/></text:p>
        </text:list-item>
      </text:list>
      <text:p text:style-name="Standard"><text:span text:style-name="T3">Serão fornecidas duas mensagens cifradas (uma em português e outra em inglês) com senhas diferentes. Cada uma das mensagens deve ser utilizada para recuperar a senha geradora do keystream usado na cifração e então decifradas.</text:span><text:span text:style-name="T3"/></text:p>
      <text:p text:style-name="Standard"><text:span text:style-name="T3">Para as frequências das letras use: https://pt.wikipedia.org/wiki/Frequ%C3%AAncia_de_letras</text:span><text:span text:style-name="T3"/></text:p>
      <text:p text:style-name="P2"><text:span text:style-name="T3">Observações: </text:span><text:span text:style-name="T3"/></text:p>
      <text:list text:style-name="WWNum4">
        <text:list-item>
          <text:p text:style-name="P6"><text:span text:style-name="T3">Não é permitida a utilização de bibliotecas públicas, como OpenSSL, para primitivas de criptográficas de cifração e decifração assimétrica, e geração de chaves.</text:span><text:span text:style-name="T3"/></text:p>
        </text:list-item>
        <text:list-item>
          <text:p text:style-name="P6"><text:span text:style-name="T3">A pontuação máxima será auferida os trabalhos que realmente implementarem as duas partes</text:span><text:span text:style-name="T3"/></text:p>
        </text:list-item>
        <text:list-item>
          <text:p text:style-name="P6"><text:span text:style-name="T3">A avaliação será mediante apresentação do trabalho, com a verificação das funcionalidades e inspeção do código.</text:span><text:span text:style-name="T3"/></text:p>
        </text:list-item>
        <text:list-item>
          <text:p text:style-name="P6"><text:span text:style-name="T3">Implementação preferencialmente individual, podendo ser em dupla. </text:span><text:span text:style-name="T4">Linguagens preferenciais C, C++, Java e Python.</text:span><text:span text:style-name="T4"/></text:p>
        </text:list-item>
      </text:list>
      <text:p text:style-name="P4"/>
      <text:p text:style-name="P7"><text:span text:style-name="T3">O que deve ser entregue: o código fonte e seu executável, descritivo (4 pg max) da cifra com sua implementação e do ataque e sua implementação.</text:span><text:span text:style-name="T3"/></text:p>
      <text:p text:style-name="P5"/>
      <text:p text:style-name="P11"><text:span text:style-name="T4">Data de Entrega: 0</text:span><text:span text:style-name="T5">6</text:span><text:span text:style-name="T4">/05/2023, até </text:span><text:span text:style-name="T5">00:00</text:span><text:span text:style-name="T4">h. Instruções de entrega serão divulgadas oportunamente.</text:span><text:span text:style-name="T4"/></text:p>
      <text:p text:style-name="P11"><text:span text:style-name="T4">Apresentações: a partir de 08/05/2023</text:span><text:span text:style-name="T4"/></text:p>
      <text:p text:style-name="P9"/>
      <text:p text:style-name="P11"><text:span text:style-name="T3">Links úteis</text:span><text:span text:style-name="T3"/></text:p>
      <text:p text:style-name="P11"><text:span text:style-name="T3">I - Funcionamento da cifra de Vigenere: </text:span><text:span text:style-name="T3"/></text:p>
      <text:p text:style-name="P11"><text:span text:style-name="T3">https://www.youtube.com/watch?v=SkJcmCaHqS0</text:span><text:span text:style-name="T3"/></text:p>
      <text:p text:style-name="P11"><text:span text:style-name="T3">II - Quebrando a cifra de Vigenere:</text:span><text:span text:style-name="T3"/></text:p>
      <text:p text:style-name="P11"><text:span text:style-name="T3">https://www.youtube.com/watch?v=P4z3jAOzT9I&amp;fbclid=IwAR0Aj7nSiyUmdf1XaRI7-jYcsumG_uwOpJmbNQrwhoSPj08_8rinaOGRHuk</text:span><text:span text:style-name="T3"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ário do Windows</meta:initial-creator>
    <meta:editing-cycles>6</meta:editing-cycles>
    <meta:print-date>2020-11-09T14:27:00</meta:print-date>
    <meta:creation-date>2022-06-29T11:37:00</meta:creation-date>
    <dc:date>2023-04-29T20:00:21.931000000</dc:date>
    <meta:generator>LibreOffice/7.4.6.2$Windows_X86_64 LibreOffice_project/5b1f5509c2decdade7fda905e3e1429a67acd63d</meta:generator>
    <meta:editing-duration>PT22M40S</meta:editing-duration>
    <meta:document-statistic meta:table-count="0" meta:image-count="0" meta:object-count="0" meta:page-count="2" meta:paragraph-count="22" meta:word-count="268" meta:character-count="1907" meta:non-whitespace-character-count="1663"/>
    <meta:user-defined meta:name="AppVersion">16.0000</meta:user-defined>
    <meta:user-defined meta:name="ContentTypeId">0x010100D7EF1922C9518048B4DE0D759D959296</meta:user-defined>
    <meta:template xlink:type="simple" xlink:actuate="onRequest" xlink:title="Normal.dotm" xlink:href=""/>
  </office:meta>
</office:document-meta>
</file>